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reziosamagazine.com/stefano-fronza-il-colore-indelebile-interpretazione-del-suo-segno" text:style-name="Internet_20_link" text:visited-style-name="Visited_20_Internet_20_Link"/></text:p>
      <text:p text:style-name="Standard"><text:a xlink:type="simple" xlink:href="https://preziosamagazine.com/stefano-fronza-il-colore-indelebile-interpretazione-del-suo-segno" text:style-name="Internet_20_link" text:visited-style-name="Visited_20_Internet_20_Link"/></text:p>
      <text:p text:style-name="Standard"><text:a xlink:type="simple" xlink:href="https://preziosamagazine.com/stefano-fronza-il-colore-indelebile-interpretazione-del-suo-segno" text:style-name="Internet_20_link" text:visited-style-name="Visited_20_Internet_20_Link"/></text:p>
      <text:p text:style-name="Standard"><text:a xlink:type="simple" xlink:href="https://preziosamagazine.com/stefano-fronza-il-colore-indelebile-interpretazione-del-suo-segno" text:style-name="Internet_20_link" text:visited-style-name="Visited_20_Internet_20_Link">https://preziosamagazine.com/stefano-fronza-il-colore-indelebile-interpretazione-del-suo-segno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08:17:36.748000000</meta:creation-date>
    <dc:date>2021-01-15T08:18:49.526000000</dc:date>
    <meta:editing-duration>PT1M13S</meta:editing-duration>
    <meta:editing-cycles>1</meta:editing-cycles>
    <meta:document-statistic meta:table-count="0" meta:image-count="0" meta:object-count="0" meta:page-count="1" meta:paragraph-count="1" meta:word-count="1" meta:character-count="94" meta:non-whitespace-character-count="94"/>
    <meta:generator>LibreOffice/6.2.7.1$Windows_X86_64 LibreOffice_project/23edc44b61b830b7d749943e020e96f5a7df63bf</meta:generator>
  </office:meta>
</office:document-meta>
</file>